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text-properties officeooo:rsid="0008d5d3" officeooo:paragraph-rsid="0008d5d3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8d5d3" officeooo:paragraph-rsid="0008d5d3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ucida Console" fo:font-size="12pt" officeooo:rsid="0008d5d3" officeooo:paragraph-rsid="0008d5d3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ucida Console" fo:font-size="10.5pt" fo:font-weight="normal" officeooo:rsid="0008d5d3" officeooo:paragraph-rsid="0008d5d3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ucida Console" fo:font-size="11pt" fo:font-weight="normal" officeooo:rsid="0008d5d3" officeooo:paragraph-rsid="0008d5d3" style:font-size-asian="9.60000038146973pt" style:font-weight-asian="normal" style:font-size-complex="11pt" style:font-weight-complex="normal"/>
    </style:style>
    <style:style style:name="P6" style:family="paragraph" style:parent-style-name="Paragrafo_20_elenco">
      <loext:graphic-properties draw:fill="none"/>
      <style:paragraph-properties fo:margin-left="1.9cm" fo:margin-right="0cm" fo:margin-top="0cm" fo:margin-bottom="0.282cm" style:contextual-spacing="true" fo:hyphenation-ladder-count="no-limit" fo:text-indent="-0.6cm" style:auto-text-indent="false" fo:background-color="transparent">
        <style:tab-stops/>
      </style:paragraph-properties>
      <style:text-properties officeooo:paragraph-rsid="0010932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text-align="start" style:justify-single-word="false"/>
      <style:text-properties officeooo:paragraph-rsid="0010c234"/>
    </style:style>
    <style:style style:name="P8" style:family="paragraph" style:parent-style-name="Standard">
      <style:paragraph-properties fo:text-align="start" style:justify-single-word="false"/>
      <style:text-properties officeooo:rsid="0010c234" officeooo:paragraph-rsid="0010c234"/>
    </style:style>
    <style:style style:name="P9" style:family="paragraph" style:parent-style-name="Standard">
      <style:paragraph-properties fo:text-align="start" style:justify-single-word="false"/>
      <style:text-properties style:font-name="Arial1" fo:font-size="10.5pt" fo:font-weight="normal" officeooo:rsid="0008d5d3" officeooo:paragraph-rsid="0010c234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1" fo:font-size="10.5pt" fo:font-weight="normal" officeooo:rsid="0008d5d3" officeooo:paragraph-rsid="0010c234" style:font-size-asian="10.5pt" style:font-weight-asian="normal" style:font-size-complex="10.5pt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Arial1" fo:font-size="10.5pt" fo:font-weight="normal" style:font-size-asian="10.5pt" style:font-weight-asian="normal" style:font-size-complex="10.5pt" style:font-weight-complex="normal"/>
    </style:style>
    <style:style style:name="T5" style:family="text">
      <style:text-properties style:font-name="Arial1" fo:font-size="10.5pt" fo:font-weight="normal" officeooo:rsid="0008d5d3" style:font-size-asian="10.5pt" style:font-weight-asian="normal" style:font-size-complex="10.5pt" style:font-weight-complex="normal"/>
    </style:style>
    <style:style style:name="T6" style:family="text">
      <style:text-properties style:font-name="Arial1" fo:font-size="10.5pt" fo:font-weight="normal" officeooo:rsid="000e4c8f" style:font-size-asian="10.5pt" style:font-weight-asian="normal" style:font-size-complex="10.5pt" style:font-weight-complex="normal"/>
    </style:style>
    <style:style style:name="T7" style:family="text">
      <style:text-properties style:font-name="Arial1" fo:font-size="10.5pt" fo:font-weight="normal" officeooo:rsid="000cdb4a" style:font-size-asian="10.5pt" style:font-weight-asian="normal" style:font-size-complex="10.5pt" style:font-weight-complex="normal"/>
    </style:style>
    <style:style style:name="T8" style:family="text">
      <style:text-properties style:font-name="Arial1" fo:font-size="10.5pt" fo:font-weight="normal" officeooo:rsid="00109324" style:font-size-asian="10.5pt" style:font-weight-asian="normal" style:font-size-complex="10.5pt" style:font-weight-complex="normal"/>
    </style:style>
    <style:style style:name="T9" style:family="text">
      <style:text-properties style:font-name="Arial1" fo:font-size="10.5pt" fo:font-weight="normal" officeooo:rsid="0010c234" style:font-size-asian="10.5pt" style:font-weight-asian="normal" style:font-size-complex="10.5pt" style:font-weight-complex="normal"/>
    </style:style>
    <style:style style:name="T10" style:family="text">
      <style:text-properties officeooo:rsid="00120b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Gestione Scuderia</text:p>
      <text:p text:style-name="P3"/>
      <text:p text:style-name="P4"><text:tab/><text:tab/><text:tab/><text:tab/> <text:s text:c="4"/><text:span text:style-name="T3">S</text:span><text:span text:style-name="T1">pecifica iniziale</text:span></text:p>
      <text:p text:style-name="P4"/>
      <text:p text:style-name="P5"/>
      <text:p text:style-name="P9">Il software deve essere uno strumento in grado di aiutare lo staff di una scuderia di Formula 1 a gestire le risorse disponibili in un possibile weekend di gara. Lo staff è suddiviso in diverse mansioni, tra <text:span text:style-name="T10">le</text:span> quali : i meccanici, gli strateghi, i magazzinieri.</text:p>
      <text:p text:style-name="P9"/>
      <text:p text:style-name="P9">Lo staff deve essere memorizzato come nome, cognome, ID, password, e la mansione che ricopre.</text:p>
      <text:p text:style-name="P9"/>
      <text:p text:style-name="P7"><text:span text:style-name="T5">Per i piloti è necessario solamente tenere conto dei dati anagrafici </text:span><text:span text:style-name="T6">con numero, </text:span><text:span text:style-name="T5">e della propria vettura, poiché tutte le comunicazioni che faranno al proprio team sar</text:span><text:span text:style-name="T7">a</text:span><text:span text:style-name="T5">nno fatte a voce.</text:span></text:p>
      <text:p text:style-name="P7"><text:span text:style-name="T5">Ogni pilota ha un meccanico, una vettura e uno stratega </text:span><text:span text:style-name="T9">e verranno inseriti a inizio del weekend di gara</text:span><text:span text:style-name="T5">.</text:span></text:p>
      <text:p text:style-name="P9"/>
      <text:p text:style-name="P9">La vettura sarà composta da dei componenti i quali saranno monitorati da dei sensori per lo stato di deterioramento, e sarà riconosciuta da un numero di serie (MSN), creato dal meccanico. La vettura, inoltre, terrà conto del tempo impiegato dal pilota in ogni settore, per aiutare lo stratega a creare una migliore strategia di gara.</text:p>
      <text:p text:style-name="P9"/>
      <text:p text:style-name="P7"><text:span text:style-name="T5">Il meccanico avrà il compito di assemblare la vettura con i componenti specificando nel sistema se nuovi, usati </text:span><text:span text:style-name="T9">o incidentati</text:span><text:span text:style-name="T5">, nel caso di significativo deterioramento </text:span><text:span text:style-name="T9">o di rottura</text:span><text:span text:style-name="T5"> di un componente dovrà fare una richiesta al magazziniere per la sostituzione, inoltre si vorrà tenere conto del tempo di pit stop.</text:span></text:p>
      <text:p text:style-name="P8"><text:span text:style-name="T5">I</text:span><text:span text:style-name="T4">l meccanico potrà avere la possibilità di eliminare un pilota in qualsiasi momento.</text:span></text:p>
      <text:p text:style-name="P9"/>
      <text:p text:style-name="P9">I componenti saranno identificati tramite nome, lo stato di usura, e se sono nuovi o meno.</text:p>
      <text:p text:style-name="P9"/>
      <text:p text:style-name="P9">Il ruolo del magazziniere è quello di ricevere le richieste tramite applicazione e di interagire con il magazzino della scuderia aggiornando poi il numero di disponibilità, e una volta soddisfatta la richiesta eliminarla.</text:p>
      <text:p text:style-name="P9"/>
      <text:p text:style-name="P9">La richiesta sarà identificata da un ID, nome del componente da sostituire e il nome del meccanico.</text:p>
      <text:p text:style-name="P9"/>
      <text:p text:style-name="P7"><text:span text:style-name="T6">Il magazzino è formato da ID componente, nome componente e </text:span><text:span text:style-name="T8">d</text:span><text:span text:style-name="T6">a quantità disponibile.</text:span></text:p>
      <text:p text:style-name="P6"><text:span text:style-name="Car._20_predefinito_20_paragrafo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e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r._20_predefinito_20_paragrafo" style:display-name="Car. predefinito paragrafo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0:44:11.589000000</meta:creation-date>
    <dc:date>2025-02-18T18:50:56.621000000</dc:date>
    <meta:editing-duration>PT3H4M27S</meta:editing-duration>
    <meta:editing-cycles>8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13" meta:word-count="311" meta:character-count="1911" meta:non-whitespace-character-count="1604"/>
  </office:meta>
</office:document-meta>
</file>